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opacity="0%" draw:textarea-horizontal-align="justify" draw:textarea-vertical-align="middle" draw:auto-grow-height="false" draw:shadow-opacity="0%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14" style:family="graphic" style:parent-style-name="standard">
      <style:graphic-properties draw:stroke="none" svg:stroke-color="#000000" draw:fill="none" draw:fill-color="#ffffff" fo:min-height="0.762cm" fo:min-width="0.50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0.889cm" svg:x="8.747cm" svg:y="0.7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271cm" svg:y1="1.635cm" svg:x2="10.271cm" svg:y2="2.397cm">
          <text:p/>
        </draw:line>
        <draw:custom-shape draw:style-name="gr3" draw:text-style-name="P1" xml:id="id10" draw:id="id10" draw:layer="layout" svg:width="3.302cm" svg:height="3.048cm" svg:x="8.62cm" svg:y="4.3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922cm" svg:y1="5.826cm" svg:x2="13.7cm" svg:y2="5.826cm">
          <text:p/>
        </draw:line>
        <draw:custom-shape draw:style-name="gr3" draw:text-style-name="P1" xml:id="id9" draw:id="id9" draw:layer="layout" svg:width="3.302cm" svg:height="3.048cm" svg:x="3.159cm" svg:y="4.3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3.302cm" svg:height="3.048cm" svg:x="13.7cm" svg:y="4.3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5.351cm" svg:y1="7.35cm" svg:x2="15.351cm" svg:y2="8.366cm">
          <text:p/>
        </draw:line>
        <draw:custom-shape draw:style-name="gr3" draw:text-style-name="P1" draw:layer="layout" svg:width="6.223cm" svg:height="0.889cm" svg:x="12.684cm" svg:y="8.36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351cm" svg:y1="9.255cm" svg:x2="15.351cm" svg:y2="10.017cm">
          <text:p/>
        </draw:line>
        <draw:custom-shape draw:style-name="gr3" draw:text-style-name="P1" draw:layer="layout" svg:width="5.969cm" svg:height="1.016cm" svg:x="12.049cm" svg:y="10.0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351cm" svg:y1="11.033cm" svg:x2="15.351cm" svg:y2="11.668cm">
          <text:p/>
        </draw:line>
        <draw:custom-shape draw:style-name="gr3" draw:text-style-name="P1" draw:layer="layout" svg:width="3.302cm" svg:height="3.048cm" svg:x="13.7cm" svg:y="11.66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3.302cm" svg:height="3.048cm" svg:x="9.255cm" svg:y="11.66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3.302cm" svg:height="3.048cm" svg:x="4.937cm" svg:y="11.66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3.7cm" svg:y1="13.192cm" svg:x2="12.557cm" svg:y2="13.192cm">
          <text:p/>
        </draw:line>
        <draw:line draw:style-name="gr2" draw:text-style-name="P1" xml:id="id15" draw:id="id15" draw:layer="layout" svg:x1="9.255cm" svg:y1="13.192cm" svg:x2="8.239cm" svg:y2="13.192cm">
          <text:p/>
        </draw:line>
        <draw:custom-shape draw:style-name="gr1" draw:text-style-name="P1" draw:layer="layout" svg:width="2.109cm" svg:height="0.889cm" svg:x="14.258cm" svg:y="15.6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906cm" svg:y1="14.716cm" svg:x2="10.906cm" svg:y2="15.478cm">
          <text:p/>
        </draw:line>
        <draw:custom-shape draw:style-name="gr3" draw:text-style-name="P1" draw:layer="layout" svg:width="4.064cm" svg:height="1.143cm" svg:x="9.128cm" svg:y="15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.302cm" svg:height="3.048cm" svg:x="9.255cm" svg:y="17.25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906cm" svg:y1="16.621cm" svg:x2="10.906cm" svg:y2="17.256cm">
          <text:p/>
        </draw:line>
        <draw:line draw:style-name="gr2" draw:text-style-name="P1" draw:layer="layout" svg:x1="15.351cm" svg:y1="14.716cm" svg:x2="15.351cm" svg:y2="15.605cm">
          <text:p/>
        </draw:line>
        <draw:line draw:style-name="gr4" draw:text-style-name="P1" draw:layer="layout" svg:x1="9.255cm" svg:y1="18.78cm" svg:x2="8.747cm" svg:y2="18.78cm">
          <text:p/>
        </draw:line>
        <draw:line draw:style-name="gr4" draw:text-style-name="P1" draw:layer="layout" svg:x1="8.747cm" svg:y1="18.78cm" svg:x2="8.747cm" svg:y2="14.716cm">
          <text:p/>
        </draw:line>
        <draw:line draw:style-name="gr2" draw:text-style-name="P1" draw:layer="layout" svg:x1="8.747cm" svg:y1="14.716cm" svg:x2="10.906cm" svg:y2="14.716cm">
          <text:p/>
        </draw:line>
        <draw:line draw:style-name="gr2" draw:text-style-name="P1" draw:layer="layout" svg:x1="6.588cm" svg:y1="14.716cm" svg:x2="6.588cm" svg:y2="15.605cm">
          <text:p/>
        </draw:line>
        <draw:custom-shape draw:style-name="gr3" draw:text-style-name="P1" draw:layer="layout" svg:width="2.286cm" svg:height="0.762cm" svg:x="5.445cm" svg:y="15.605cm">
          <text:p/>
          <draw:enhanced-geometry svg:viewBox="0 0 21600 21600" draw:type="rectangle" draw:enhanced-path="M 0 0 L 21600 0 21600 21600 0 21600 0 0 Z N"/>
        </draw:custom-shape>
        <draw:line draw:style-name="gr2" draw:text-style-name="P1" xml:id="id4" draw:id="id4" draw:layer="layout" svg:x1="6.588cm" svg:y1="16.367cm" svg:x2="6.588cm" svg:y2="17.129cm">
          <text:p/>
        </draw:line>
        <draw:custom-shape draw:style-name="gr3" draw:text-style-name="P1" draw:layer="layout" svg:width="2.921cm" svg:height="1.27cm" svg:x="5.064cm" svg:y="17.12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064cm" svg:y1="17.764cm" svg:x2="4.175cm" svg:y2="17.764cm">
          <text:p/>
        </draw:line>
        <draw:line draw:style-name="gr2" draw:text-style-name="P1" draw:layer="layout" svg:x1="4.175cm" svg:y1="17.764cm" svg:x2="4.175cm" svg:y2="20.685cm">
          <text:p/>
        </draw:line>
        <draw:custom-shape draw:style-name="gr3" draw:text-style-name="P1" draw:layer="layout" svg:width="2.54cm" svg:height="2.413cm" svg:x="2.905cm" svg:y="20.55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5.445cm" svg:y1="21.742cm" svg:x2="6.334cm" svg:y2="21.742cm">
          <text:p/>
        </draw:line>
        <draw:custom-shape draw:style-name="gr3" draw:text-style-name="P1" draw:layer="layout" svg:width="2.54cm" svg:height="2.413cm" svg:x="6.334cm" svg:y="20.55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.54cm" svg:height="2.413cm" svg:x="9.636cm" svg:y="20.6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.54cm" svg:height="2.413cm" svg:x="12.811cm" svg:y="20.6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.54cm" svg:height="2.413cm" svg:x="16.113cm" svg:y="20.6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874cm" svg:y1="21.828cm" svg:x2="9.636cm" svg:y2="21.828cm">
          <text:p/>
        </draw:line>
        <draw:line draw:style-name="gr2" draw:text-style-name="P1" draw:layer="layout" svg:x1="12.049cm" svg:y1="21.955cm" svg:x2="12.811cm" svg:y2="21.955cm">
          <text:p/>
        </draw:line>
        <draw:line draw:style-name="gr2" draw:text-style-name="P1" draw:layer="layout" svg:x1="15.224cm" svg:y1="21.955cm" svg:x2="16.113cm" svg:y2="21.955cm">
          <text:p/>
        </draw:line>
        <draw:line draw:style-name="gr2" draw:text-style-name="P1" draw:layer="layout" svg:x1="4.175cm" svg:y1="22.971cm" svg:x2="4.175cm" svg:y2="24.241cm">
          <text:p/>
        </draw:line>
        <draw:line draw:style-name="gr2" draw:text-style-name="P1" draw:layer="layout" svg:x1="7.604cm" svg:y1="22.971cm" svg:x2="7.604cm" svg:y2="24.241cm">
          <text:p/>
        </draw:line>
        <draw:line draw:style-name="gr2" draw:text-style-name="P1" draw:layer="layout" svg:x1="10.906cm" svg:y1="23.098cm" svg:x2="10.906cm" svg:y2="24.241cm">
          <text:p/>
        </draw:line>
        <draw:line draw:style-name="gr2" draw:text-style-name="P1" draw:layer="layout" svg:x1="14.081cm" svg:y1="23.098cm" svg:x2="14.081cm" svg:y2="25.257cm">
          <text:p/>
        </draw:line>
        <draw:line draw:style-name="gr2" draw:text-style-name="P1" draw:layer="layout" svg:x1="17.383cm" svg:y1="23.098cm" svg:x2="17.383cm" svg:y2="25.257cm">
          <text:p/>
        </draw:line>
        <draw:custom-shape draw:style-name="gr3" draw:text-style-name="P1" xml:id="id6" draw:id="id6" draw:layer="layout" svg:width="3.302cm" svg:height="1.27cm" svg:x="12.43cm" svg:y="2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302cm" svg:height="1.27cm" svg:x="16.113cm" svg:y="2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.032cm" svg:height="1.016cm" svg:x="3.159cm" svg:y="24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32cm" svg:height="1.016cm" svg:x="6.588cm" svg:y="24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032cm" svg:height="1.016cm" svg:x="9.89cm" svg:y="24.11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7.35cm" svg:x2="4.81cm" svg:y2="8.366cm">
          <text:p/>
        </draw:line>
        <draw:line draw:style-name="gr2" draw:text-style-name="P1" draw:layer="layout" svg:x1="10.271cm" svg:y1="7.35cm" svg:x2="10.271cm" svg:y2="8.366cm">
          <text:p/>
        </draw:line>
        <draw:custom-shape draw:style-name="gr3" draw:text-style-name="P1" xml:id="id3" draw:id="id3" draw:layer="layout" svg:width="3.556cm" svg:height="2.286cm" svg:x="3.413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429cm" svg:height="2.413cm" svg:x="8.112cm" svg:y="8.36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12" draw:id="id12" draw:layer="layout" draw:type="lines" svg:x1="7.604cm" svg:y1="25.13cm" svg:x2="4.189cm" svg:y2="25.62cm" draw:start-shape="id1" draw:start-glue-point="2" svg:d="M7604 25130v501l-3415-11" svg:viewBox="0 0 3416 502">
          <text:p/>
        </draw:connector>
        <draw:connector draw:style-name="gr4" draw:text-style-name="P1" draw:layer="layout" draw:type="lines" svg:x1="10.906cm" svg:y1="25.13cm" svg:x2="7.629cm" svg:y2="25.62cm" draw:start-shape="id2" draw:start-glue-point="2" svg:d="M10906 25130v501l-3277-11" svg:viewBox="0 0 3278 502">
          <text:p/>
        </draw:connector>
        <draw:connector draw:style-name="gr2" draw:text-style-name="P1" draw:layer="layout" svg:x1="3.413cm" svg:y1="9.509cm" svg:x2="6.588cm" svg:y2="16.367cm" draw:start-shape="id3" draw:start-glue-point="3" draw:end-shape="id4" draw:end-glue-point="0" svg:d="M3413 9509h-501v6858h3676" svg:viewBox="0 0 3677 6859">
          <text:p/>
        </draw:connector>
        <draw:connector draw:style-name="gr5" draw:text-style-name="P1" draw:layer="layout" svg:x1="9.826cm" svg:y1="10.779cm" svg:x2="2.91cm" svg:y2="11.289cm" draw:start-shape="id5" draw:start-glue-point="2" svg:d="M9826 10779v505h-6916v5" svg:viewBox="0 0 6917 511">
          <text:p/>
        </draw:connector>
        <draw:connector draw:style-name="gr4" draw:text-style-name="P1" draw:layer="layout" draw:type="lines" svg:x1="14.081cm" svg:y1="26.527cm" svg:x2="2.469cm" svg:y2="27.031cm" draw:start-shape="id6" draw:start-glue-point="2" svg:d="M14081 26527v501l-11612 3" svg:viewBox="0 0 11613 505">
          <text:p/>
        </draw:connector>
        <draw:line draw:style-name="gr4" draw:text-style-name="P1" draw:layer="layout" svg:x1="2.524cm" svg:y1="27.035cm" svg:x2="2.524cm" svg:y2="16.875cm">
          <text:p/>
        </draw:line>
        <draw:line draw:style-name="gr2" draw:text-style-name="P1" draw:layer="layout" svg:x1="2.524cm" svg:y1="16.875cm" svg:x2="6.588cm" svg:y2="16.875cm">
          <text:p/>
        </draw:line>
        <draw:connector draw:style-name="gr4" draw:text-style-name="P1" draw:layer="layout" draw:type="lines" svg:x1="17.764cm" svg:y1="26.527cm" svg:x2="14.067cm" svg:y2="27.031cm" draw:start-shape="id7" draw:start-glue-point="2" svg:d="M17764 26527v501l-3697 3" svg:viewBox="0 0 3698 505">
          <text:p/>
        </draw:connector>
        <draw:frame draw:style-name="gr6" draw:layer="layout" svg:width="1.844cm" svg:height="0.962cm" svg:x="9.443cm" svg:y="0.927cm">
          <draw:text-box>
            <text:p>Start</text:p>
          </draw:text-box>
        </draw:frame>
        <draw:frame draw:style-name="gr6" draw:text-style-name="P2" draw:layer="layout" svg:width="3.47cm" svg:height="0.806cm" svg:x="8.747cm" svg:y="2.607cm">
          <draw:text-box>
            <text:p><text:span text:style-name="T1">Initialize SI=3</text:span></text:p>
          </draw:text-box>
        </draw:frame>
        <draw:frame draw:style-name="gr7" draw:text-style-name="P2" draw:layer="layout" svg:width="2.159cm" svg:height="1.916cm" svg:x="3.921cm" svg:y="4.937cm">
          <draw:text-box>
            <text:p><text:span text:style-name="T1"><text:s text:c="4"/></text:span><text:span text:style-name="T1">IS</text:span></text:p>
            <text:p><text:span text:style-name="T1">SI==1</text:span></text:p>
            <text:p><text:span text:style-name="T1"><text:s text:c="3"/></text:span><text:span text:style-name="T1">?</text:span></text:p>
          </draw:text-box>
        </draw:frame>
        <draw:frame draw:style-name="gr8" draw:text-style-name="P2" draw:layer="layout" svg:width="1.905cm" svg:height="1.916cm" svg:x="9.255cm" svg:y="4.926cm">
          <draw:text-box>
            <text:p><text:span text:style-name="T1"><text:s text:c="4"/></text:span><text:span text:style-name="T1">IS</text:span></text:p>
            <text:p><text:span text:style-name="T1">SI==2</text:span></text:p>
            <text:p><text:span text:style-name="T1"><text:s text:c="3"/></text:span><text:span text:style-name="T1">?</text:span></text:p>
          </draw:text-box>
        </draw:frame>
        <draw:frame draw:style-name="gr6" draw:text-style-name="P2" draw:layer="layout" svg:width="1.823cm" svg:height="1.916cm" svg:x="14.338cm" svg:y="4.926cm">
          <draw:text-box>
            <text:p><text:span text:style-name="T1"><text:s text:c="4"/></text:span><text:span text:style-name="T1">IS</text:span></text:p>
            <text:p><text:span text:style-name="T1">SI==3</text:span></text:p>
            <text:p><text:span text:style-name="T1"><text:s text:c="3"/></text:span><text:span text:style-name="T1">?</text:span></text:p>
          </draw:text-box>
        </draw:frame>
        <draw:custom-shape draw:style-name="gr3" draw:text-style-name="P1" xml:id="id13" draw:id="id13" draw:layer="layout" svg:width="4.445cm" svg:height="0.889cm" svg:x="7.985cm" svg:y="2.397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1.741cm" svg:x1="4.175cm" svg:y1="25.62cm" svg:x2="4.696cm" svg:y2="3.87cm" draw:start-shape="id8" draw:start-glue-point="0" svg:d="M4175 25620h-2242v-21750h2763" svg:viewBox="0 0 2764 21751">
          <text:p/>
        </draw:connector>
        <draw:connector draw:style-name="gr9" draw:text-style-name="P1" draw:layer="layout" draw:type="line" svg:x1="6.461cm" svg:y1="5.826cm" svg:x2="8.62cm" svg:y2="5.826cm" draw:start-shape="id9" draw:start-glue-point="7" draw:end-shape="id10" draw:end-glue-point="5" svg:d="M6461 5826h2159" svg:viewBox="0 0 2160 1">
          <text:p/>
        </draw:connector>
        <draw:frame draw:style-name="gr10" draw:text-style-name="P2" draw:layer="layout" svg:width="1.247cm" svg:height="0.806cm" svg:x="6.657cm" svg:y="5.191cm">
          <draw:text-box>
            <text:p><text:span text:style-name="T1">NO</text:span></text:p>
          </draw:text-box>
        </draw:frame>
        <draw:frame draw:style-name="gr6" draw:text-style-name="P2" draw:layer="layout" svg:width="1.247cm" svg:height="0.806cm" svg:x="12.072cm" svg:y="5.147cm">
          <draw:text-box>
            <text:p><text:span text:style-name="T1">NO</text:span></text:p>
          </draw:text-box>
        </draw:frame>
        <draw:frame draw:style-name="gr6" draw:text-style-name="P2" draw:layer="layout" svg:width="1.493cm" svg:height="0.806cm" svg:x="4.879cm" svg:y="7.096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10.398cm" svg:y="7.15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15.674cm" svg:y="7.15cm">
          <draw:text-box>
            <text:p><text:span text:style-name="T1">YES</text:span></text:p>
          </draw:text-box>
        </draw:frame>
        <draw:frame draw:style-name="gr6" draw:text-style-name="P3" draw:layer="layout" svg:width="3.127cm" svg:height="2.326cm" svg:x="3.54cm" svg:y="8.453cm">
          <draw:text-box>
            <text:p text:style-name="P1"><text:span text:style-name="T2">IR[4]=0</text:span></text:p>
            <text:p text:style-name="P1"><text:span text:style-name="T2">Read from data </text:span></text:p>
            <text:p text:style-name="P1"><text:span text:style-name="T2">card in </text:span></text:p>
            <text:p text:style-name="P1"><text:span text:style-name="T2">M[IR[3,4]] to </text:span></text:p>
            <text:p text:style-name="P1"><text:span text:style-name="T2">M[IR[3,4]]+9 </text:span></text:p>
          </draw:text-box>
        </draw:frame>
        <draw:frame draw:style-name="gr11" draw:text-style-name="P4" draw:layer="layout" svg:width="6.477cm" svg:height="1.207cm" svg:x="12.557cm" svg:y="8.175cm">
          <draw:text-box>
            <text:p text:style-name="P4"><text:span text:style-name="T3">Write 2 blank lines to output card</text:span></text:p>
          </draw:text-box>
        </draw:frame>
        <draw:frame draw:style-name="gr6" draw:text-style-name="P5" draw:layer="layout" svg:width="5.959cm" svg:height="1.207cm" svg:x="11.936cm" svg:y="9.984cm">
          <draw:text-box>
            <text:p><text:span text:style-name="T3">Read next control from input </text:span></text:p>
            <text:p><text:span text:style-name="T3">card in buffer</text:span></text:p>
          </draw:text-box>
        </draw:frame>
        <draw:frame draw:style-name="gr6" draw:text-style-name="P5" draw:layer="layout" svg:width="2.328cm" svg:height="2.178cm" svg:x="14.081cm" svg:y="12.43cm">
          <draw:text-box>
            <text:p><text:span text:style-name="T3"><text:s text:c="3"/></text:span><text:span text:style-name="T3">Is 1</text:span><text:span text:style-name="T4">st</text:span><text:span text:style-name="T3"> 4 <text:s/></text:span></text:p>
            <text:p><text:span text:style-name="T3"><text:s text:c="3"/></text:span><text:span text:style-name="T3">Char = </text:span></text:p>
            <text:p><text:span text:style-name="T3"><text:s text:c="3"/></text:span><text:span text:style-name="T3">$END</text:span></text:p>
            <text:p><text:span text:style-name="T3"><text:s text:c="8"/></text:span><text:span text:style-name="T3">?</text:span></text:p>
          </draw:text-box>
        </draw:frame>
        <draw:frame draw:style-name="gr6" draw:text-style-name="P5" draw:layer="layout" svg:width="2.328cm" svg:height="2.178cm" svg:x="9.594cm" svg:y="12.284cm">
          <draw:text-box>
            <text:p><text:span text:style-name="T3"><text:s text:c="3"/></text:span><text:span text:style-name="T3">Is 1</text:span><text:span text:style-name="T4">st</text:span><text:span text:style-name="T3"> 4 <text:s/></text:span></text:p>
            <text:p><text:span text:style-name="T3"><text:s text:c="3"/></text:span><text:span text:style-name="T3">Char = </text:span></text:p>
            <text:p><text:span text:style-name="T3"><text:s text:c="3"/></text:span><text:span text:style-name="T3">$AMJ</text:span></text:p>
            <text:p><text:span text:style-name="T3"><text:s text:c="8"/></text:span><text:span text:style-name="T3">?</text:span></text:p>
          </draw:text-box>
        </draw:frame>
        <draw:frame draw:style-name="gr6" draw:text-style-name="P5" draw:layer="layout" svg:width="2.328cm" svg:height="2.178cm" svg:x="5.403cm" svg:y="12.303cm">
          <draw:text-box>
            <text:p><text:span text:style-name="T3"><text:s text:c="3"/></text:span><text:span text:style-name="T3">Is 1</text:span><text:span text:style-name="T4">st</text:span><text:span text:style-name="T3"> 4 <text:s/></text:span></text:p>
            <text:p><text:span text:style-name="T3"><text:s text:c="3"/></text:span><text:span text:style-name="T3">Char = </text:span></text:p>
            <text:p><text:span text:style-name="T3"><text:s text:c="3"/></text:span><text:span text:style-name="T3">$DTA</text:span></text:p>
            <text:p><text:span text:style-name="T3"><text:s text:c="8"/></text:span><text:span text:style-name="T3">?</text:span></text:p>
          </draw:text-box>
        </draw:frame>
        <draw:frame draw:style-name="gr6" draw:text-style-name="P2" draw:layer="layout" svg:width="1.247cm" svg:height="0.806cm" svg:x="8.054cm" svg:y="12.23cm">
          <draw:text-box>
            <text:p><text:span text:style-name="T1">NO</text:span></text:p>
          </draw:text-box>
        </draw:frame>
        <draw:frame draw:style-name="gr6" draw:text-style-name="P2" draw:layer="layout" svg:width="1.247cm" svg:height="0.806cm" svg:x="12.499cm" svg:y="12.23cm">
          <draw:text-box>
            <text:p><text:span text:style-name="T1">NO</text:span></text:p>
          </draw:text-box>
        </draw:frame>
        <draw:frame draw:style-name="gr6" draw:text-style-name="P2" draw:layer="layout" svg:width="1.493cm" svg:height="0.806cm" svg:x="15.23cm" svg:y="14.462cm">
          <draw:text-box>
            <text:p><text:span text:style-name="T1">YES</text:span></text:p>
          </draw:text-box>
        </draw:frame>
        <draw:frame draw:style-name="gr6" draw:layer="layout" svg:width="1.806cm" svg:height="0.962cm" svg:x="14.335cm" svg:y="15.605cm">
          <draw:text-box>
            <text:p>Stop</text:p>
          </draw:text-box>
        </draw:frame>
        <draw:frame draw:style-name="gr6" draw:text-style-name="P2" draw:layer="layout" svg:width="2.119cm" svg:height="0.806cm" svg:x="5.29cm" svg:y="15.532cm">
          <draw:text-box>
            <text:p><text:span text:style-name="T1">IC = 00</text:span></text:p>
          </draw:text-box>
        </draw:frame>
        <draw:frame draw:style-name="gr6" draw:text-style-name="P6" draw:layer="layout" svg:width="2.606cm" svg:height="1.445cm" svg:x="5.191cm" svg:y="17.081cm">
          <draw:text-box>
            <text:p><text:span text:style-name="T5">IR=M[IC]</text:span></text:p>
            <text:p><text:span text:style-name="T5">IC=IC+1</text:span></text:p>
          </draw:text-box>
        </draw:frame>
        <draw:frame draw:style-name="gr8" draw:text-style-name="P3" draw:layer="layout" svg:width="4.318cm" svg:height="1.081cm" svg:x="9.001cm" svg:y="15.379cm">
          <draw:text-box>
            <text:p><text:span text:style-name="T2">Read next card from input File in buffer</text:span></text:p>
          </draw:text-box>
        </draw:frame>
        <draw:frame draw:style-name="gr6" draw:text-style-name="P2" draw:layer="layout" svg:width="1.493cm" svg:height="0.806cm" svg:x="12.436cm" svg:y="17.945cm">
          <draw:text-box>
            <text:p><text:span text:style-name="T1">YES</text:span></text:p>
          </draw:text-box>
        </draw:frame>
        <draw:frame draw:style-name="gr6" draw:text-style-name="P2" draw:layer="layout" svg:width="1.247cm" svg:height="0.806cm" svg:x="8.516cm" svg:y="17.974cm">
          <draw:text-box>
            <text:p><text:span text:style-name="T1">NO</text:span></text:p>
          </draw:text-box>
        </draw:frame>
        <draw:frame draw:style-name="gr6" draw:text-style-name="P6" draw:layer="layout" svg:width="2.328cm" svg:height="2.178cm" svg:x="9.828cm" svg:y="17.843cm">
          <draw:text-box>
            <text:p><text:span text:style-name="T3"><text:s text:c="3"/></text:span><text:span text:style-name="T3">Is 1</text:span><text:span text:style-name="T4">st</text:span><text:span text:style-name="T3"> 4 <text:s/></text:span></text:p>
            <text:p><text:span text:style-name="T3"><text:s text:c="3"/></text:span><text:span text:style-name="T3">Char = </text:span></text:p>
            <text:p><text:span text:style-name="T3"><text:s text:c="3"/></text:span><text:span text:style-name="T3">$DTA</text:span></text:p>
            <text:p><text:span text:style-name="T3"><text:s text:c="8"/></text:span><text:span text:style-name="T3">?</text:span></text:p>
          </draw:text-box>
        </draw:frame>
        <draw:frame draw:style-name="gr6" draw:text-style-name="P5" draw:layer="layout" svg:width="1.874cm" svg:height="1.685cm" svg:x="3.377cm" svg:y="20.905cm">
          <draw:text-box>
            <text:p><text:span text:style-name="T3">Is </text:span></text:p>
            <text:p><text:span text:style-name="T3">IR[1,2] </text:span></text:p>
            <text:p><text:span text:style-name="T3">= 'H' ?</text:span></text:p>
          </draw:text-box>
        </draw:frame>
        <draw:frame draw:style-name="gr6" draw:text-style-name="P3" draw:layer="layout" svg:width="1.78cm" svg:height="1.496cm" svg:x="6.842cm" svg:y="20.939cm">
          <draw:text-box>
            <text:p><text:span text:style-name="T2">Is </text:span></text:p>
            <text:p><text:span text:style-name="T2">IR[1,2] </text:span></text:p>
            <text:p><text:span text:style-name="T2">= 'PD' ?</text:span></text:p>
          </draw:text-box>
        </draw:frame>
        <draw:frame draw:style-name="gr6" draw:text-style-name="P3" draw:layer="layout" svg:width="1.823cm" svg:height="1.496cm" svg:x="10.144cm" svg:y="21.066cm">
          <draw:text-box>
            <text:p><text:span text:style-name="T2">Is </text:span></text:p>
            <text:p><text:span text:style-name="T2">IR[1,2] </text:span></text:p>
            <text:p><text:span text:style-name="T2">= 'GD' ?</text:span></text:p>
          </draw:text-box>
        </draw:frame>
        <draw:frame draw:style-name="gr6" draw:text-style-name="P3" draw:layer="layout" svg:width="1.78cm" svg:height="1.496cm" svg:x="13.35cm" svg:y="21.032cm">
          <draw:text-box>
            <text:p><text:span text:style-name="T2">Is </text:span></text:p>
            <text:p><text:span text:style-name="T2">IR[1,2] </text:span></text:p>
            <text:p><text:span text:style-name="T2">= 'SR' ?</text:span></text:p>
          </draw:text-box>
        </draw:frame>
        <draw:frame draw:style-name="gr6" draw:text-style-name="P3" draw:layer="layout" svg:width="1.738cm" svg:height="1.496cm" svg:x="16.652cm" svg:y="21.032cm">
          <draw:text-box>
            <text:p><text:span text:style-name="T2">Is </text:span></text:p>
            <text:p><text:span text:style-name="T2">IR[1,2] </text:span></text:p>
            <text:p><text:span text:style-name="T2">= 'LR' ?</text:span></text:p>
          </draw:text-box>
        </draw:frame>
        <draw:frame draw:style-name="gr6" draw:text-style-name="P2" draw:layer="layout" svg:width="1.247cm" svg:height="0.806cm" svg:x="5.318cm" svg:y="21.022cm">
          <draw:text-box>
            <text:p><text:span text:style-name="T1">NO</text:span></text:p>
          </draw:text-box>
        </draw:frame>
        <draw:frame draw:style-name="gr12" draw:text-style-name="P2" draw:layer="layout" svg:width="1.247cm" svg:height="0.806cm" svg:x="8.643cm" svg:y="21.022cm">
          <draw:text-box>
            <text:p><text:span text:style-name="T1">NO</text:span></text:p>
          </draw:text-box>
        </draw:frame>
        <draw:frame draw:style-name="gr13" draw:text-style-name="P2" draw:layer="layout" svg:width="1.247cm" svg:height="0.806cm" svg:x="11.922cm" svg:y="21.149cm">
          <draw:text-box>
            <text:p><text:span text:style-name="T1">NO</text:span></text:p>
          </draw:text-box>
        </draw:frame>
        <draw:frame draw:style-name="gr6" draw:text-style-name="P2" draw:layer="layout" svg:width="1.247cm" svg:height="0.806cm" svg:x="15.097cm" svg:y="21.022cm">
          <draw:text-box>
            <text:p><text:span text:style-name="T1">NO</text:span></text:p>
          </draw:text-box>
        </draw:frame>
        <draw:frame draw:style-name="gr6" draw:text-style-name="P2" draw:layer="layout" svg:width="1.493cm" svg:height="0.806cm" svg:x="4.071cm" svg:y="22.971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10.779cm" svg:y="23.054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13.858cm" svg:y="23.435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7.604cm" svg:y="22.971cm">
          <draw:text-box>
            <text:p><text:span text:style-name="T1">YES</text:span></text:p>
          </draw:text-box>
        </draw:frame>
        <draw:frame draw:style-name="gr6" draw:text-style-name="P2" draw:layer="layout" svg:width="1.493cm" svg:height="0.806cm" svg:x="17.16cm" svg:y="23.606cm">
          <draw:text-box>
            <text:p><text:span text:style-name="T1">YES</text:span></text:p>
          </draw:text-box>
        </draw:frame>
        <draw:frame draw:style-name="gr6" draw:text-style-name="P6" draw:layer="layout" svg:width="3.495cm" svg:height="0.848cm" svg:x="16.089cm" svg:y="25.438cm">
          <draw:text-box>
            <text:p><text:span text:style-name="T5">R=M[IR[1,2]]</text:span></text:p>
          </draw:text-box>
        </draw:frame>
        <draw:frame draw:style-name="gr6" draw:text-style-name="P6" draw:layer="layout" svg:width="3.495cm" svg:height="0.848cm" svg:x="12.303cm" svg:y="25.511cm">
          <draw:text-box>
            <text:p><text:span text:style-name="T5">M[IR[1,2]]=R</text:span></text:p>
          </draw:text-box>
        </draw:frame>
        <draw:frame draw:style-name="gr6" draw:text-style-name="P2" draw:layer="layout" svg:width="1.535cm" svg:height="0.806cm" svg:x="3.237cm" svg:y="24.168cm">
          <draw:text-box>
            <text:p><text:span text:style-name="T1">SI=3</text:span></text:p>
          </draw:text-box>
        </draw:frame>
        <draw:frame draw:style-name="gr6" draw:text-style-name="P2" draw:layer="layout" svg:width="1.535cm" svg:height="0.806cm" svg:x="6.666cm" svg:y="24.168cm">
          <draw:text-box>
            <text:p><text:span text:style-name="T1">SI=3</text:span></text:p>
          </draw:text-box>
        </draw:frame>
        <draw:frame draw:style-name="gr6" draw:text-style-name="P2" draw:layer="layout" svg:width="1.535cm" svg:height="0.806cm" svg:x="9.89cm" svg:y="24.168cm">
          <draw:text-box>
            <text:p><text:span text:style-name="T1">SI=3</text:span></text:p>
          </draw:text-box>
        </draw:frame>
        <draw:frame draw:style-name="gr6" draw:text-style-name="P3" draw:layer="layout" svg:width="2.953cm" svg:height="2.326cm" svg:x="8.334cm" svg:y="8.453cm">
          <draw:text-box>
            <text:p text:style-name="P1"><text:span text:style-name="T2">IR[4]=0</text:span></text:p>
            <text:p text:style-name="P1"><text:span text:style-name="T2">Write in output </text:span></text:p>
            <text:p text:style-name="P1"><text:span text:style-name="T2">card from </text:span></text:p>
            <text:p text:style-name="P1"><text:span text:style-name="T2">M[IR[3,4]] to</text:span></text:p>
            <text:p text:style-name="P1"><text:span text:style-name="T2">M[IR[3,4]]+9 </text:span></text:p>
          </draw:text-box>
        </draw:frame>
        <draw:frame draw:style-name="gr6" draw:layer="layout" svg:width="3.849cm" svg:height="0.962cm" svg:x="1.381cm" svg:y="0.038cm">
          <draw:text-box>
            <text:list text:style-name="L1">
              <text:list-item>
                <text:p>Flowchart</text:p>
              </text:list-item>
            </text:list>
          </draw:text-box>
        </draw:frame>
        <draw:frame draw:style-name="gr14" draw:text-style-name="P7" draw:layer="layout" svg:width="7.03cm" svg:height="1.012cm" svg:x="7.523cm" svg:y="27.543cm">
          <draw:text-box>
            <text:p><text:span text:style-name="T6">Fig. Flowchart for MOS</text:span></text:p>
          </draw:text-box>
        </draw:frame>
        <draw:connector draw:style-name="gr5" draw:text-style-name="P1" xml:id="id8" draw:id="id8" draw:layer="layout" svg:x1="4.175cm" svg:y1="25.13cm" svg:x2="4.189cm" svg:y2="25.62cm" draw:start-shape="id11" draw:start-glue-point="2" draw:end-shape="id12" draw:end-glue-point="3" svg:d="M4175 25130v490h14" svg:viewBox="0 0 15 491">
          <text:p/>
        </draw:connector>
        <draw:connector draw:style-name="gr9" draw:text-style-name="P1" draw:layer="layout" svg:x1="10.207cm" svg:y1="3.286cm" svg:x2="4.81cm" svg:y2="4.302cm" draw:start-shape="id13" draw:start-glue-point="2" draw:end-shape="id9" draw:end-glue-point="4" svg:d="M10207 3286v508h-5397v508" svg:viewBox="0 0 5398 1017">
          <text:p/>
        </draw:connector>
        <draw:connector draw:style-name="gr9" draw:text-style-name="P1" draw:layer="layout" draw:line-skew="0cm 5.132cm" svg:x1="12.557cm" svg:y1="18.78cm" svg:x2="8.239cm" svg:y2="13.192cm" draw:start-shape="id14" draw:start-glue-point="7" draw:end-shape="id15" draw:end-glue-point="3" svg:d="M12557 18780h502v1651h-4820v-7239" svg:viewBox="0 0 4821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ko" style:country-asian="KR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ko" style:country-asian="KR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FreeSans2" style:font-family-asian="FreeSans" style:font-family-generic-asian="swiss" style:font-size-asian="12pt" style:language-asian="ko" style:country-asian="KR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language-asian="ko" style:country-asian="KR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FreeSans2" style:font-family-asian="FreeSans" style:font-family-generic-asian="swiss" style:font-size-asian="12pt" style:language-asian="ko" style:country-asian="KR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ko" style:country-asian="KR"/>
    </style:style>
  </office:styles>
  <office:automatic-styles>
    <style:page-layout style:name="PM0">
      <style:page-layout-properties fo:margin-top="0.207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7T12:42:13.965171102</meta:creation-date>
    <dc:date>2014-05-29T12:19:50.724743691</dc:date>
    <meta:editing-duration>PT5H28M15S</meta:editing-duration>
    <meta:editing-cycles>7</meta:editing-cycles>
    <meta:generator>LibreOffice/4.2.3.3$Linux_X86_64 LibreOffice_project/420m0$Build-3</meta:generator>
    <meta:document-statistic meta:object-count="116"/>
  </office:meta>
</office:document-meta>
</file>